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ccepted_5f_Strings" style:display-name="Accepted_Strings" style:family="table">
      <style:table-properties style:width="3.81cm" fo:break-before="column" table:align="left" style:shadow="none"/>
    </style:style>
    <style:style style:name="Accepted_5f_Strings.A" style:display-name="Accepted_Strings.A" style:family="table-column">
      <style:table-column-properties style:column-width="1.191cm"/>
    </style:style>
    <style:style style:name="Accepted_5f_Strings.B" style:display-name="Accepted_Strings.B" style:family="table-column">
      <style:table-column-properties style:column-width="2.619cm"/>
    </style:style>
    <style:style style:name="Accepted_5f_Strings.1" style:display-name="Accepted_Strings.1" style:family="table-row">
      <style:table-row-properties style:min-row-height="0.4cm" fo:keep-together="always"/>
    </style:style>
    <style:style style:name="Accepted_5f_Strings.A1" style:display-name="Accepted_Strings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Accepted_5f_Strings.B1" style:display-name="Accepted_Strings.B1" style:family="table-cell">
      <style:table-cell-properties fo:background-color="transparent" fo:padding="0.049cm" fo:border="0.05pt solid #000000">
        <style:background-image/>
      </style:table-cell-properties>
    </style:style>
    <style:style style:name="Accepted_5f_Strings.A2" style:display-name="Accepted_Strings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Accepted_5f_Strings.B2" style:display-name="Accepted_Strings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3.704cm" fo:break-before="column" table:align="left" style:shadow="none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2.593cm"/>
    </style:style>
    <style:style style:name="Tabla1.1" style:family="table-row">
      <style:table-row-properties style:min-row-height="0.4cm" fo:keep-together="always"/>
    </style:style>
    <style:style style:name="Tabla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049cm" fo:border="0.05pt solid #000000">
        <style:background-image/>
      </style:table-cell-properties>
    </style:style>
    <style:style style:name="Tabla1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3.704cm" fo:break-before="column" table:align="left" style:shadow="none"/>
    </style:style>
    <style:style style:name="Tabla2.A" style:family="table-column">
      <style:table-column-properties style:column-width="1.111cm"/>
    </style:style>
    <style:style style:name="Tabla2.B" style:family="table-column">
      <style:table-column-properties style:column-width="2.593cm"/>
    </style:style>
    <style:style style:name="Tabla2.1" style:family="table-row">
      <style:table-row-properties style:min-row-height="0.4cm" fo:keep-together="always"/>
    </style:style>
    <style:style style:name="Tabla2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transparent" fo:padding="0.049cm" fo:border="0.05pt solid #000000">
        <style:background-image/>
      </style:table-cell-properties>
    </style:style>
    <style:style style:name="Tabla2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3.81cm" fo:break-before="column" table:align="left" style:shadow="none"/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2.619cm"/>
    </style:style>
    <style:style style:name="Tabla3.1" style:family="table-row">
      <style:table-row-properties style:min-row-height="0.4cm" fo:keep-together="always"/>
    </style:style>
    <style:style style:name="Tabla3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transparent" fo:padding="0.049cm" fo:border="0.05pt solid #000000">
        <style:background-image/>
      </style:table-cell-properties>
    </style:style>
    <style:style style:name="Tabla3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nsolas" fo:font-size="8pt" officeooo:rsid="0012428f" officeooo:paragraph-rsid="0012428f" style:font-size-asian="8pt" style:font-size-complex="8pt"/>
    </style:style>
    <style:style style:name="P2" style:family="paragraph" style:parent-style-name="Standard">
      <style:text-properties style:font-name="Consolas" fo:font-size="8pt" officeooo:rsid="0012428f" officeooo:paragraph-rsid="0012428f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8pt" fo:font-weight="bold" officeooo:rsid="0012428f" officeooo:paragraph-rsid="0012428f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Consolas" fo:font-size="8pt" fo:font-weight="bold" officeooo:rsid="0012428f" officeooo:paragraph-rsid="0012428f" style:font-size-asian="8pt" style:font-weight-asian="bold" style:font-size-complex="8pt" style:font-weight-complex="bold"/>
    </style:style>
    <style:style style:name="P5" style:family="paragraph" style:parent-style-name="Standard">
      <style:text-properties officeooo:rsid="0013f0a5" officeooo:paragraph-rsid="0016d615"/>
    </style:style>
    <style:style style:name="P6" style:family="paragraph" style:parent-style-name="Text_20_body">
      <style:text-properties officeooo:paragraph-rsid="0013f0a5"/>
    </style:style>
    <style:style style:name="P7" style:family="paragraph" style:parent-style-name="Heading_20_1">
      <style:paragraph-properties fo:margin-left="0cm" fo:margin-right="0cm" fo:margin-top="0cm" fo:margin-bottom="0cm" style:contextual-spacing="false" fo:text-align="center" style:justify-single-word="false" fo:text-indent="0cm" style:auto-text-indent="false" style:vertical-align="middle"/>
    </style:style>
    <style:style style:name="P8" style:family="paragraph" style:parent-style-name="Frame_20_contents">
      <style:text-properties fo:font-size="11pt" fo:language="en" fo:country="US" officeooo:rsid="0018fec9" officeooo:paragraph-rsid="0018fec9" style:font-size-asian="11pt" style:font-size-complex="11pt"/>
    </style:style>
    <style:style style:name="P9" style:family="paragraph" style:parent-style-name="Frame_20_contents">
      <style:paragraph-properties fo:text-align="center" style:justify-single-word="false"/>
      <style:text-properties fo:font-size="11pt" fo:language="en" fo:country="US" officeooo:rsid="0018fec9" officeooo:paragraph-rsid="0018fec9" style:font-size-asian="11pt" style:font-size-complex="11pt"/>
    </style:style>
    <style:style style:name="P10" style:family="paragraph" style:parent-style-name="Frame_20_contents" style:list-style-name="L1">
      <style:paragraph-properties fo:margin-top="0.049cm" fo:margin-bottom="0.049cm" style:contextual-spacing="false"/>
      <style:text-properties fo:font-size="11pt" officeooo:rsid="001cdfc3" officeooo:paragraph-rsid="001cdfc3" style:font-size-asian="11pt" style:font-size-complex="11pt"/>
    </style:style>
    <style:style style:name="P11" style:family="paragraph" style:parent-style-name="Frame_20_contents" style:list-style-name="L1">
      <style:paragraph-properties fo:margin-top="0.049cm" fo:margin-bottom="0.049cm" style:contextual-spacing="false"/>
      <style:text-properties fo:font-size="11pt" fo:language="en" fo:country="US" fo:font-weight="normal" officeooo:rsid="001b5a09" officeooo:paragraph-rsid="001b5a09" style:font-size-asian="11pt" style:font-weight-asian="normal" style:font-size-complex="11pt" style:font-weight-complex="normal"/>
    </style:style>
    <style:style style:name="P12" style:family="paragraph" style:parent-style-name="Frame_20_contents" style:list-style-name="L1">
      <style:paragraph-properties fo:margin-top="0.049cm" fo:margin-bottom="0.049cm" style:contextual-spacing="false"/>
      <style:text-properties fo:font-size="11pt" fo:language="en" fo:country="US" fo:font-weight="normal" officeooo:rsid="001b5d2c" officeooo:paragraph-rsid="001b5d2c" style:font-size-asian="11pt" style:font-weight-asian="normal" style:font-size-complex="11pt" style:font-weight-complex="normal"/>
    </style:style>
    <style:style style:name="P13" style:family="paragraph" style:parent-style-name="Frame_20_contents" style:list-style-name="L1">
      <style:paragraph-properties fo:margin-top="0.049cm" fo:margin-bottom="0.049cm" style:contextual-spacing="false"/>
      <style:text-properties fo:font-size="11pt" fo:language="en" fo:country="US" fo:font-weight="normal" officeooo:rsid="001cdfc3" officeooo:paragraph-rsid="001cdfc3" style:font-size-asian="11pt" style:font-weight-asian="normal" style:font-size-complex="11pt" style:font-weight-complex="normal"/>
    </style:style>
    <style:style style:name="P14" style:family="paragraph" style:parent-style-name="Frame_20_contents">
      <style:paragraph-properties fo:margin-top="0.199cm" fo:margin-bottom="0.049cm" style:contextual-spacing="false"/>
      <style:text-properties fo:font-size="11pt" fo:language="en" fo:country="US" officeooo:rsid="0018fec9" officeooo:paragraph-rsid="0018fec9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f093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bottom" style:vertical-rel="page-content" style:horizontal-pos="center" style:horizontal-rel="page"/>
    </style:style>
    <style:style style:name="fr2" style:family="graphic" style:parent-style-name="Formula">
      <style:graphic-properties style:vertical-pos="from-top" fo:padding="0.101cm" fo:border="0.06pt solid #000000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width="17cm" draw:z-index="0">
        <draw:text-box fo:min-height="10.269cm">
          <text:p text:style-name="P8"><text:span text:style-name="T1">RECURSIVE RELATION:</text:span></text:p>
          <text:p text:style-name="P9"><text:span text:style-name="T1"><draw:frame draw:style-name="fr2" draw:name="Objeto1" text:anchor-type="as-char" svg:y="-0.489cm" svg:width="6.144cm" svg:height="0.776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    <text:p text:style-name="P14"><text:span text:style-name="T2">ARGUMENTATION</text:span><text:span text:style-name="T1">:</text:span></text:p>
          <text:list xml:id="list2540781600561182560" text:style-name="L1">
            <text:list-item>
              <text:p text:style-name="P11"><text:span text:style-name="T3">N(k)</text:span> = Number of accepted strings of length <text:span text:style-name="T3">k</text:span></text:p>
            </text:list-item>
            <text:list-item>
              <text:p text:style-name="P11"><text:span text:style-name="T3">N(0) = 0</text:span>, <text:span text:style-name="T3">N(1) = 0</text:span>, <text:span text:style-name="T3">N(2) = 2</text:span> (by basis)</text:p>
            </text:list-item>
            <text:list-item>
              <text:p text:style-name="P12"><text:span text:style-name="T8">Tip</text:span>: All valid strings can be formed concatenating these two initial valid inputs <text:span text:style-name="T1">{ 01, 10 }</text:span> with inputs traversed from final state D back to D.</text:p>
            </text:list-item>
            <text:list-item>
              <text:p text:style-name="P12">How many ways could the automaton go from D back to D?</text:p>
              <text:list>
                <text:list-item>
                  <text:p text:style-name="P13">D → B → D <text:span text:style-name="T1">{ 11 }</text:span></text:p>
                </text:list-item>
                <text:list-item>
                  <text:p text:style-name="P13">D → A → B → D <text:span text:style-name="T1">{ 001 }</text:span></text:p>
                </text:list-item>
                <text:list-item>
                  <text:p text:style-name="P13">D → A → C → D <text:span text:style-name="T1">{ 010 }</text:span></text:p>
                </text:list-item>
              </text:list>
            </text:list-item>
            <text:list-item>
              <text:p text:style-name="P13"><text:span text:style-name="T8">In summary</text:span>: <text:span text:style-name="T3">one</text:span> possible terminating sequence of <text:span text:style-name="T3">length 2</text:span>, and <text:span text:style-name="T3">two</text:span> possible terminating sequences of <text:span text:style-name="T3">length 3</text:span>.</text:p>
            </text:list-item>
            <text:list-item>
              <text:p text:style-name="P13">For a valid string <text:span text:style-name="T4">w</text:span> of length <text:span text:style-name="T4">k-2</text:span>, we can form a valid string of length <text:span text:style-name="T4">k</text:span> only in one way: <text:span text:style-name="T4">w11</text:span></text:p>
              <text:list>
                <text:list-item>
                  <text:p text:style-name="P13">Number of strings <text:span text:style-name="T4">w11</text:span> is <text:span text:style-name="T4">N(k-2)</text:span></text:p>
                </text:list-item>
              </text:list>
            </text:list-item>
            <text:list-item>
              <text:p text:style-name="P13">For a valid string <text:span text:style-name="T4">w</text:span> of length <text:span text:style-name="T4">k-3</text:span>, we can form a valid string of length <text:span text:style-name="T4">k</text:span> in two ways: <text:span text:style-name="T4">w001</text:span>, <text:span text:style-name="T4">w010</text:span></text:p>
              <text:list>
                <text:list-item>
                  <text:p text:style-name="P10"><text:span text:style-name="T5">Number of string </text:span><text:span text:style-name="T7">w001</text:span><text:span text:style-name="T5"> and </text:span><text:span text:style-name="T7">w010</text:span><text:span text:style-name="T5"> is </text:span><text:span text:style-name="T7">2 * N(k-3)</text:span></text:p>
                </text:list-item>
              </text:list>
            </text:list-item>
          </text:list>
        </draw:text-box>
      </draw:frame>
      <table:table table:name="Accepted_Strings" table:style-name="Accepted_5f_Strings">
        <table:table-column table:style-name="Accepted_5f_Strings.A"/>
        <table:table-column table:style-name="Accepted_5f_Strings.B"/>
        <table:table-header-rows>
          <table:table-row table:style-name="Accepted_5f_Strings.1">
            <table:table-cell table:style-name="Accepted_5f_Strings.A1" office:value-type="string">
              <text:p text:style-name="P3">LENGTH</text:p>
            </table:table-cell>
            <table:table-cell table:style-name="Accepted_5f_Strings.B1" office:value-type="string">
              <text:p text:style-name="P4">ACCEPTED STRINGS</text:p>
            </table:table-cell>
          </table:table-row>
        </table:table-header-rows>
        <table:table-row table:style-name="Accepted_5f_Strings.1">
          <table:table-cell table:style-name="Accepted_5f_Strings.A2" office:value-type="string">
            <text:p text:style-name="P1">0</text:p>
          </table:table-cell>
          <table:table-cell table:style-name="Accepted_5f_Strings.B2" office:value-type="string">
            <text:p text:style-name="P2">---</text:p>
          </table:table-cell>
        </table:table-row>
        <table:table-row table:style-name="Accepted_5f_Strings.1">
          <table:table-cell table:style-name="Accepted_5f_Strings.A2" office:value-type="string">
            <text:p text:style-name="P1">1</text:p>
          </table:table-cell>
          <table:table-cell table:style-name="Accepted_5f_Strings.B2" office:value-type="string">
            <text:p text:style-name="P2">---</text:p>
          </table:table-cell>
        </table:table-row>
        <table:table-row table:style-name="Accepted_5f_Strings.1">
          <table:table-cell table:style-name="Accepted_5f_Strings.A2" table:number-rows-spanned="2" office:value-type="string">
            <text:p text:style-name="P1">2</text:p>
          </table:table-cell>
          <table:table-cell table:style-name="Accepted_5f_Strings.B2" office:value-type="string">
            <text:p text:style-name="P2">01</text:p>
          </table:table-cell>
        </table:table-row>
        <table:table-row table:style-name="Accepted_5f_Strings.1">
          <table:covered-table-cell/>
          <table:table-cell table:style-name="Accepted_5f_Strings.B2" office:value-type="string">
            <text:p text:style-name="P2">10</text:p>
          </table:table-cell>
        </table:table-row>
        <table:table-row table:style-name="Accepted_5f_Strings.1">
          <table:table-cell table:style-name="Accepted_5f_Strings.A2" office:value-type="string">
            <text:p text:style-name="P1">3</text:p>
          </table:table-cell>
          <table:table-cell table:style-name="Accepted_5f_Strings.B2" office:value-type="string">
            <text:p text:style-name="P2">---</text:p>
          </table:table-cell>
        </table:table-row>
        <table:table-row table:style-name="Accepted_5f_Strings.1">
          <table:table-cell table:style-name="Accepted_5f_Strings.A2" table:number-rows-spanned="2" office:value-type="string">
            <text:p text:style-name="P1">4</text:p>
          </table:table-cell>
          <table:table-cell table:style-name="Accepted_5f_Strings.B2" office:value-type="string">
            <text:p text:style-name="P2">0111</text:p>
          </table:table-cell>
        </table:table-row>
        <table:table-row table:style-name="Accepted_5f_Strings.1">
          <table:covered-table-cell/>
          <table:table-cell table:style-name="Accepted_5f_Strings.B2" office:value-type="string">
            <text:p text:style-name="P2">1011</text:p>
          </table:table-cell>
        </table:table-row>
        <table:table-row table:style-name="Accepted_5f_Strings.1">
          <table:table-cell table:style-name="Accepted_5f_Strings.A2" table:number-rows-spanned="4" office:value-type="string">
            <text:p text:style-name="P1">5</text:p>
          </table:table-cell>
          <table:table-cell table:style-name="Accepted_5f_Strings.B2" office:value-type="string">
            <text:p text:style-name="P2">01001</text:p>
          </table:table-cell>
        </table:table-row>
        <table:table-row table:style-name="Accepted_5f_Strings.1">
          <table:covered-table-cell/>
          <table:table-cell table:style-name="Accepted_5f_Strings.B2" office:value-type="string">
            <text:p text:style-name="P2">01010</text:p>
          </table:table-cell>
        </table:table-row>
        <table:table-row table:style-name="Accepted_5f_Strings.1">
          <table:covered-table-cell/>
          <table:table-cell table:style-name="Accepted_5f_Strings.B2" office:value-type="string">
            <text:p text:style-name="P2">10001</text:p>
          </table:table-cell>
        </table:table-row>
        <table:table-row table:style-name="Accepted_5f_Strings.1">
          <table:covered-table-cell/>
          <table:table-cell table:style-name="Accepted_5f_Strings.B2" office:value-type="string">
            <text:p text:style-name="P2">10010</text:p>
          </table:table-cell>
        </table:table-row>
        <table:table-row table:style-name="Accepted_5f_Strings.1">
          <table:table-cell table:style-name="Accepted_5f_Strings.A2" table:number-rows-spanned="2" office:value-type="string">
            <text:p text:style-name="P1">6</text:p>
          </table:table-cell>
          <table:table-cell table:style-name="Accepted_5f_Strings.B2" office:value-type="string">
            <text:p text:style-name="P2">011111</text:p>
          </table:table-cell>
        </table:table-row>
        <table:table-row table:style-name="Accepted_5f_Strings.1">
          <table:covered-table-cell/>
          <table:table-cell table:style-name="Accepted_5f_Strings.B2" office:value-type="string">
            <text:p text:style-name="P2">101111</text:p>
          </table:table-cell>
        </table:table-row>
        <table:table-row table:style-name="Accepted_5f_Strings.1">
          <table:table-cell table:style-name="Accepted_5f_Strings.A2" table:number-rows-spanned="8" office:value-type="string">
            <text:p text:style-name="P1">7</text:p>
          </table:table-cell>
          <table:table-cell table:style-name="Accepted_5f_Strings.B2" office:value-type="string">
            <text:p text:style-name="P2">0100111</text:p>
          </table:table-cell>
        </table:table-row>
        <table:table-row table:style-name="Accepted_5f_Strings.1">
          <table:covered-table-cell/>
          <table:table-cell table:style-name="Accepted_5f_Strings.B2" office:value-type="string">
            <text:p text:style-name="P2">0101011</text:p>
          </table:table-cell>
        </table:table-row>
        <table:table-row table:style-name="Accepted_5f_Strings.1">
          <table:covered-table-cell/>
          <table:table-cell table:style-name="Accepted_5f_Strings.B2" office:value-type="string">
            <text:p text:style-name="P2">0111001</text:p>
          </table:table-cell>
        </table:table-row>
        <table:table-row table:style-name="Accepted_5f_Strings.1">
          <table:covered-table-cell/>
          <table:table-cell table:style-name="Accepted_5f_Strings.B2" office:value-type="string">
            <text:p text:style-name="P2">0111010</text:p>
          </table:table-cell>
        </table:table-row>
        <table:table-row table:style-name="Accepted_5f_Strings.1">
          <table:covered-table-cell/>
          <table:table-cell table:style-name="Accepted_5f_Strings.B2" office:value-type="string">
            <text:p text:style-name="P2">1000111</text:p>
          </table:table-cell>
        </table:table-row>
        <table:table-row table:style-name="Accepted_5f_Strings.1">
          <table:covered-table-cell/>
          <table:table-cell table:style-name="Accepted_5f_Strings.B2" office:value-type="string">
            <text:p text:style-name="P2">1001011</text:p>
          </table:table-cell>
        </table:table-row>
        <table:table-row table:style-name="Accepted_5f_Strings.1">
          <table:covered-table-cell/>
          <table:table-cell table:style-name="Accepted_5f_Strings.B2" office:value-type="string">
            <text:p text:style-name="P2">1011001</text:p>
          </table:table-cell>
        </table:table-row>
        <table:table-row table:style-name="Accepted_5f_Strings.1">
          <table:covered-table-cell/>
          <table:table-cell table:style-name="Accepted_5f_Strings.B2" office:value-type="string">
            <text:p text:style-name="P2">1011010</text:p>
          </table:table-cell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header-rows>
          <table:table-row table:style-name="Tabla3.1">
            <table:table-cell table:style-name="Tabla3.A1" office:value-type="string">
              <text:p text:style-name="P3">LENGTH</text:p>
            </table:table-cell>
            <table:table-cell table:style-name="Tabla3.B1" office:value-type="string">
              <text:p text:style-name="P4">ACCEPTED STRINGS</text:p>
            </table:table-cell>
          </table:table-row>
        </table:table-header-rows>
        <table:table-row table:style-name="Tabla3.1">
          <table:table-cell table:style-name="Tabla3.A2" table:number-rows-spanned="10" office:value-type="string">
            <text:p text:style-name="P1">8</text:p>
          </table:table-cell>
          <table:table-cell table:style-name="Tabla3.B2" office:value-type="string">
            <text:p text:style-name="P2">0100100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01001010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0101000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01010010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0111111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1000100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10001010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1001000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10010010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10111111</text:p>
          </table:table-cell>
        </table:table-row>
        <table:table-row table:style-name="Tabla3.1">
          <table:table-cell table:style-name="Tabla3.A2" table:number-rows-spanned="12" office:value-type="string">
            <text:p text:style-name="P1">9</text:p>
          </table:table-cell>
          <table:table-cell table:style-name="Tabla3.B2" office:value-type="string">
            <text:p text:style-name="P2">01001111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01010111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01110011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01110101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01111100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011111010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10001111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10010111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10110011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10110101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101111001</text:p>
          </table:table-cell>
        </table:table-row>
        <table:table-row table:style-name="Tabla3.1">
          <table:covered-table-cell/>
          <table:table-cell table:style-name="Tabla3.B2" office:value-type="string">
            <text:p text:style-name="P2">101111010</text:p>
          </table:table-cell>
        </table:table-row>
      </table:table>
      <text:p text:style-name="P6"/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3">LENGTH</text:p>
            </table:table-cell>
            <table:table-cell table:style-name="Tabla1.B1" office:value-type="string">
              <text:p text:style-name="P4">ACCEPTED STRINGS</text:p>
            </table:table-cell>
          </table:table-row>
        </table:table-header-rows>
        <table:table-row table:style-name="Tabla1.1">
          <table:table-cell table:style-name="Tabla1.A2" table:number-rows-spanned="26" office:value-type="string">
            <text:p text:style-name="P1">10</text:p>
          </table:table-cell>
          <table:table-cell table:style-name="Tabla1.B2" office:value-type="string">
            <text:p text:style-name="P2">010010011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010010101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010011100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0100111010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010100011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010100101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010101100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0101011010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011100100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0111001010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011101000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0111010010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011111111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100010011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100010101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100011100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1000111010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100100011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100100101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100101100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1001011010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101100100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1011001010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1011010001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1011010010</text:p>
          </table:table-cell>
        </table:table-row>
        <table:table-row table:style-name="Tabla1.1">
          <table:covered-table-cell/>
          <table:table-cell table:style-name="Tabla1.B2" office:value-type="string">
            <text:p text:style-name="P2">1011111111</text:p>
          </table:table-cell>
        </table:table-row>
      </table:table>
      <text:p text:style-name="Text_20_body"/>
      <table:table table:name="Tabla2" table:style-name="Tabla2">
        <table:table-column table:style-name="Tabla2.A"/>
        <table:table-column table:style-name="Tabla2.B"/>
        <table:table-header-rows>
          <table:table-row table:style-name="Tabla2.1">
            <table:table-cell table:style-name="Tabla2.A1" office:value-type="string">
              <text:p text:style-name="P3">LENGTH</text:p>
            </table:table-cell>
            <table:table-cell table:style-name="Tabla2.B1" office:value-type="string">
              <text:p text:style-name="P4">ACCEPTED STRINGS</text:p>
            </table:table-cell>
          </table:table-row>
        </table:table-header-rows>
        <table:table-row table:style-name="Tabla2.1">
          <table:table-cell table:style-name="Tabla2.A2" table:number-rows-spanned="32" office:value-type="string">
            <text:p text:style-name="P1">11</text:p>
          </table:table-cell>
          <table:table-cell table:style-name="Tabla2.B2" office:value-type="string">
            <text:p text:style-name="P2">0100100100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001001010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00101000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001010010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00111111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01000100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010001010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01001000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010010010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01011111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11001111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11010111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11110011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11110101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11111100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01111111010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00100100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001001010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00101000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001010010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00111111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01000100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010001010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01001000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010010010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01011111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11001111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11010111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11110011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11110101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111111001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">1011111101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style:contextual-spacing="false" fo:text-align="center" style:justify-single-word="false" fo:text-indent="0cm" style:auto-text-indent="false" style:vertical-align="middle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writing-mode="lr-tb" style:footnote-max-height="0cm">
        <style:columns fo:column-count="4" fo:column-gap="0cm">
          <style:column style:rel-width="2409*" fo:start-indent="0cm" fo:end-indent="0cm"/>
          <style:column style:rel-width="2409*" fo:start-indent="0cm" fo:end-indent="0cm"/>
          <style:column style:rel-width="2409*" fo:start-indent="0cm" fo:end-indent="0cm"/>
          <style:column style:rel-width="2411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2 – RECURSIVE RELATION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09-20T12:21:17.529808044</dc:date>
    <meta:editing-duration>PT43M32S</meta:editing-duration>
    <meta:editing-cycles>11</meta:editing-cycles>
    <meta:generator>LibreOffice/4.2.8.2$Linux_X86_64 LibreOffice_project/420m0$Build-2</meta:generator>
    <meta:document-statistic meta:table-count="4" meta:image-count="0" meta:object-count="1" meta:page-count="1" meta:paragraph-count="137" meta:word-count="308" meta:character-count="1805" meta:non-whitespace-character-count="1644"/>
  </office:meta>
</office:document-meta>
</file>

<file path=Object 1/content.xml><?xml version="1.0" encoding="utf-8"?>
<math xmlns="http://www.w3.org/1998/Math/MathML" display="block">
  <semantics>
    <mrow>
      <mi>N</mi>
      <mrow>
        <mrow>
          <mo fence="true" stretchy="false">(</mo>
          <mrow>
            <mi>k</mi>
          </mrow>
          <mo fence="true" stretchy="false">)</mo>
        </mrow>
        <mo stretchy="false">=</mo>
        <mrow>
          <mn>2</mn>
          <mo stretchy="false">⋅</mo>
          <mi>N</mi>
        </mrow>
      </mrow>
      <mrow>
        <mrow>
          <mo fence="true" stretchy="false">(</mo>
          <mrow>
            <mrow>
              <mi>k</mi>
              <mo stretchy="false">−</mo>
              <mn>3</mn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k</mi>
            <mo stretchy="false">−</mo>
            <mn>2</mn>
          </mrow>
        </mrow>
        <mo fence="true" stretchy="false">)</mo>
      </mrow>
    </mrow>
    <annotation encoding="StarMath 5.0">N(k) = 2 cdot N(k-3) + N(k-2)</annotation>
  </semantics>
</math>
</file>